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FreeSerif" fo:font-size="12pt" officeooo:paragraph-rsid="0001eb39" style:font-size-asian="12pt" style:font-size-complex="12pt"/>
    </style:style>
    <style:style style:name="P2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font-name="FreeSerif" fo:font-size="12pt" officeooo:paragraph-rsid="0001eb39" style:font-size-asian="12pt" style:font-size-complex="12pt"/>
    </style:style>
    <style:style style:name="P3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font-name="FreeSerif" fo:font-size="12pt" fo:font-weight="bold" officeooo:paragraph-rsid="0001eb39" style:font-size-asian="12pt" style:font-weight-asian="bold" style:font-size-complex="12pt"/>
    </style:style>
    <style:style style:name="P4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font-name="FreeSerif" officeooo:paragraph-rsid="0001eb39"/>
    </style:style>
    <style:style style:name="P5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font-name="FreeSans" officeooo:paragraph-rsid="0001eb39"/>
    </style:style>
    <style:style style:name="P6" style:family="paragraph" style:parent-style-name="Heading_20_1">
      <style:paragraph-properties fo:line-height="100%" fo:text-align="justify" style:justify-single-word="false"/>
      <style:text-properties style:font-name="FreeSans" fo:font-size="22pt" fo:font-weight="bold" officeooo:paragraph-rsid="0001eb39" style:font-size-asian="22pt" style:font-weight-asian="bold" style:font-size-complex="2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sult</text:p>
      <text:p text:style-name="P1">Two subjects were asked the following questions to evaluate how intuitive the website is to use and how it felt and looked. Before answering each question the subjects performed a task. For example if the question is “As a customer, how easy was it to figure out today’s lunch?” the task was to figure out today’s lunch. <text:s/>One of these subjects got to play the role of admin and the other played the role of a customer. The answer to each question is a rating of how difficult the task was with a rating from 1 to 10 where 10 is very easy and 1 is very difficult. Note that the CRUD-functionality may be evaluated by any part implementing it since all parts that implement it are outlined in the same way.</text:p>
      <text:p text:style-name="P5"/>
      <text:p text:style-name="P3">As a customer, how easy was it to figure out today’s lunch?</text:p>
      <text:p text:style-name="P2">Subject 1 – 10</text:p>
      <text:p text:style-name="P3">As a customer, how easy was it to find and read the a-la-carte menu?</text:p>
      <text:p text:style-name="P2">Subject 1 – 10</text:p>
      <text:p text:style-name="P3">As a customer, how easy was it to find information about future events?</text:p>
      <text:p text:style-name="P2">Subject 1 – 5</text:p>
      <text:p text:style-name="P3">As a customer, how easy was it to find out how to make a table-reservation?</text:p>
      <text:p text:style-name="P4"><text:span text:style-name="T1">Subject 1 – 10</text:span></text:p>
      <text:p text:style-name="P4"><text:span text:style-name="T1"/></text:p>
      <text:p text:style-name="P3">As admin, how easy was it to add lunches for an entire week?</text:p>
      <text:p text:style-name="P2">Subject 2 – 9</text:p>
      <text:p text:style-name="P3">As admin, how easy was it to add a new shift and confirm its existence?</text:p>
      <text:p text:style-name="P2">Subject 2 – 5 </text:p>
      <text:p text:style-name="P3">As admin, how easy was it to change the price of a drink and observe the change?</text:p>
      <text:p text:style-name="P2">Subject 2 – 10</text:p>
      <text:p text:style-name="P3">As admin, how easy was it to remove a reservation and confirm that it was removed?</text:p>
      <text:p text:style-name="P2">Subject 2 –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2pt" fo:font-weight="bold" style:font-size-asian="22pt" style:font-weight-asian="bold" style:font-size-complex="2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41cm" fo:margin-left="3.701cm" fo:margin-right="3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3-24T14:15:35.070000000</dc:date>
    <meta:editing-duration>PT2M4S</meta:editing-duration>
    <meta:editing-cycles>1</meta:editing-cycles>
    <meta:document-statistic meta:table-count="0" meta:image-count="0" meta:object-count="0" meta:page-count="1" meta:paragraph-count="18" meta:word-count="272" meta:character-count="1386" meta:non-whitespace-character-count="1122"/>
  </office:meta>
</office:document-meta>
</file>